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language="en" fo:country="US"/>
    </style:style>
    <style:style style:name="P2" style:family="paragraph" style:parent-style-name="Standard">
      <style:paragraph-properties fo:text-align="start" style:justify-single-word="false"/>
      <style:text-properties style:font-name="Verdana" fo:language="en" fo:country="US" officeooo:paragraph-rsid="0002ef2a"/>
    </style:style>
    <style:style style:name="P3" style:family="paragraph" style:parent-style-name="Standard">
      <style:paragraph-properties fo:text-align="start" style:justify-single-word="false"/>
      <style:text-properties style:font-name="Verdana" fo:language="en" fo:country="US" officeooo:paragraph-rsid="0003080e"/>
    </style:style>
    <style:style style:name="P4" style:family="paragraph" style:parent-style-name="Standard">
      <style:paragraph-properties fo:text-align="start" style:justify-single-word="false"/>
      <style:text-properties style:font-name="Verdana" fo:language="en" fo:country="US" fo:font-weight="bold" officeooo:paragraph-rsid="0002ef2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language="en" fo:country="US" fo:font-weight="bold" officeooo:paragraph-rsid="0003080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" fo:language="en" fo:country="US" fo:font-weight="normal" officeooo:paragraph-rsid="0002ef2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language="en" fo:country="US" fo:font-weight="normal" officeooo:paragraph-rsid="0003080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language="en" fo:country="US" fo:font-weight="normal" officeooo:paragraph-rsid="0003e61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language="en" fo:country="US" fo:font-weight="normal" officeooo:paragraph-rsid="0004178b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Verdana" fo:language="en" fo:country="US" fo:font-weight="normal" officeooo:paragraph-rsid="0003e61d" style:font-weight-asian="normal" style:font-weight-complex="normal"/>
    </style:style>
    <style:style style:name="T1" style:family="text">
      <style:text-properties officeooo:rsid="0002ef2a"/>
    </style:style>
    <style:style style:name="T2" style:family="text">
      <style:text-properties officeooo:rsid="0003080e"/>
    </style:style>
    <style:style style:name="T3" style:family="text">
      <style:text-properties fo:font-style="italic" officeooo:rsid="0003080e" style:font-style-asian="italic" style:font-style-complex="italic"/>
    </style:style>
    <style:style style:name="T4" style:family="text">
      <style:text-properties officeooo:rsid="0003e61d"/>
    </style:style>
    <style:style style:name="T5" style:family="text">
      <style:text-properties officeooo:rsid="0004178b"/>
    </style:style>
    <style:style style:name="T6" style:family="text">
      <style:text-properties officeooo:rsid="0004a5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artettApp Design Considerations</text:span></text:p>
      <text:p text:style-name="P1"><text:span text:style-name="T1"/></text:p>
      <text:p text:style-name="P2"><text:span text:style-name="T1">Views:</text:span></text:p>
      <text:p text:style-name="P2"><text:span text:style-name="T1"/></text:p>
      <text:p text:style-name="P4"><text:span text:style-name="T1">MainView</text:span></text:p>
      <text:p text:style-name="P2"><text:span text:style-name="T1">The MainView should be a tabed View with one View running the game </text:span><text:span text:style-name="T2">(</text:span><text:span text:style-name="T3">GameView</text:span><text:span text:style-name="T2">)</text:span><text:span text:style-name="T1"> and another View to manage things like „Cancel Game“, „New Game“, „Multiplayer“ </text:span><text:span text:style-name="T2">(</text:span><text:span text:style-name="T3">SettingsView</text:span><text:span text:style-name="T2">) </text:span><text:span text:style-name="T1">etc.</text:span></text:p>
      <text:p text:style-name="P2"><text:span text:style-name="T1"/></text:p>
      <text:p text:style-name="P4"><text:span text:style-name="T1">GameView</text:span></text:p>
      <text:p text:style-name="P6"><text:span text:style-name="T1">The GameView is responsible for showing the topmost card. It should be good at visualizing arbitrary card objects in a shiny fashion. It should also have a 3D card stack look and feel. It should transform nicely from one card to another.</text:span></text:p>
      <text:p text:style-name="P6"><text:span text:style-name="T1"/></text:p>
      <text:p text:style-name="P4"><text:span text:style-name="T1">SettingsView</text:span></text:p>
      <text:p text:style-name="P2"><text:span text:style-name="T1"/></text:p>
      <text:p text:style-name="P3"><text:span text:style-name="T2">The SettingsView is responsible for starting new Games, cancel running Games etc.</text:span></text:p>
      <text:p text:style-name="P3"><text:span text:style-name="T2"/></text:p>
      <text:p text:style-name="P3"><text:span text:style-name="T2">Controller:</text:span></text:p>
      <text:p text:style-name="P3"><text:span text:style-name="T2"/></text:p>
      <text:p text:style-name="P5"><text:span text:style-name="T2">GameController</text:span></text:p>
      <text:p text:style-name="P5"><text:span text:style-name="T2"/></text:p>
      <text:p text:style-name="P7"><text:span text:style-name="T2">The GameController will be the glue between the UI and the quartettjs library.</text:span></text:p>
      <text:p text:style-name="P7"><text:span text:style-name="T2"/></text:p>
      <text:p text:style-name="P10"><text:span text:style-name="T4">First playable Game</text:span></text:p>
      <text:p text:style-name="P10"><text:span text:style-name="T4"/></text:p>
      <text:p text:style-name="P8"><text:span text:style-name="T4">- Use TitleBar to indicate either: “your turn” or “XYZ's turn”</text:span></text:p>
      <text:p text:style-name="P8"><text:span text:style-name="T4">- choose property to play on simply by tap</text:span></text:p>
      <text:p text:style-name="P8"><text:span text:style-name="T4">- no indicator if a property was already played</text:span></text:p>
      <text:p text:style-name="P9"><text:span text:style-name="T5">- simple </text:span><text:span text:style-name="T6">MessageBox</text:span><text:span text:style-name="T5"> after the active player decided on the property</text:span></text:p>
      <text:p text:style-name="P9"><text:span text:style-name="T5"><text:tab/>- headline the property (e.g. “speed”) and then list all player with</text:span></text:p>
      <text:p text:style-name="P9"><text:span text:style-name="T5"><text:tab/>their value. In huge letters write either “You win”, “You lose”, “Draw! Other player picks another property” or “Draw! Pick another property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09:23:36</meta:creation-date>
    <dc:date>2012-10-17T08:56:30</dc:date>
    <meta:editing-duration>P1DT22H16M52S</meta:editing-duration>
    <meta:editing-cycles>3</meta:editing-cycles>
    <meta:generator>LibreOffice/3.6$MacOSX_x86 LibreOffice_project/e29a214-2bbed72-0621de6-a97528c-8f066d</meta:generator>
    <meta:document-statistic meta:table-count="0" meta:image-count="0" meta:object-count="0" meta:page-count="1" meta:paragraph-count="18" meta:word-count="181" meta:character-count="1113" meta:non-whitespace-character-count="948"/>
  </office:meta>
</office:document-meta>
</file>